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Text_20_body_20_indent">
      <style:text-properties style:language-asian="zh" style:country-asian="TW"/>
    </style:style>
    <style:style style:name="P10" style:family="paragraph" style:parent-style-name="Code_20_Indent_20_2">
      <style:text-properties style:language-asian="zh" style:country-asian="TW"/>
    </style:style>
    <style:style style:name="P11" style:family="paragraph" style:parent-style-name="Text_20_body_20_indent_20_2">
      <style:text-properties style:language-asian="zh" style:country-asian="TW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language-asian="zh" style:country-asian="TW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Intbox</text:h>
      <text:p text:style-name="Text_20_body"><draw:frame draw:style-name="fr1" draw:name="graphics1" text:anchor-type="paragraph" svg:width="4.353cm" svg:height="1.263cm" draw:z-index="1"><draw:image xlink:href="../images/intbox.gif" xlink:type="simple" xlink:show="embed" xlink:actuate="onLoad"/></draw:frame>Intbox is an input box.</text:p>
      <text:h text:style-name="Heading_20_3" text:outline-level="3">Input Box</text:h>
      <text:p text:style-name="Standard"><draw:frame draw:style-name="fr2" draw:name="graphics110" text:anchor-type="paragraph" svg:y="0.044cm" svg:width="11.292cm" svg:height="3.313cm" draw:z-index="0"><draw:image xlink:href="../images/intbox-des.gif" xlink:type="simple" xlink:show="embed" xlink:actuate="onLoad"/></draw:frame></text:p>
      <text:h text:style-name="Heading_20_3" text:outline-level="3">Input Box with Con<text:span text:style-name="T4">straint</text:span></text:h>
      <text:p text:style-name="P9"><draw:frame draw:style-name="fr2" draw:name="graphics2" text:anchor-type="paragraph" svg:y="0.044cm" svg:width="11.292cm" svg:height="3.313cm" draw:z-index="3"><draw:image xlink:href="../images/intbox-constraint-des.gif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<text:span text:style-name="Source_20_Text">The outline of intbox</text:span></text:p>
          </table:table-cell>
          <table:table-cell table:style-name="Table17.C2" office:value-type="string">
            <text:p text:style-name="Standard"><text:span text:style-name="Source_20_Text"><text:span text:style-name="T10">background: #FFF url(</text:span></text:span><text:span text:style-name="Source_20_Text"><text:span text:style-name="T8">${c:encodeURL('~./zul/img/grid/text-bg.gif')}</text:span></text:span><text:span text:style-name="Source_20_Text"><text:span text:style-name="T10">) repeat-x 0 0;</text:span></text:span></text:p>
            <text:p text:style-name="Table_20_Contents"><text:span text:style-name="Source_20_Text">repeat-x scroll 0pt;</text:span></text:p>
            <text:p text:style-name="P2"><text:span text:style-name="Source_20_Text">border:1px solid #7F9DB9;</text:span>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1">.</text:span></text:span><text:span text:style-name="Source_20_Text"><text:span text:style-name="T9">text-invalid</text:span></text:span><text:span text:style-name="Source_20_Text"><text:span text:style-name="T11"> </text:span></text:span></text:p>
          </table:table-cell>
          <table:table-cell table:style-name="Table17.A2" office:value-type="string">
            <text:p text:style-name="P1"><text:span text:style-name="Source_20_Text">The outline of intbox</text:span></text:p>
          </table:table-cell>
          <table:table-cell table:style-name="Table17.C2" office:value-type="string">
            <text:p text:style-name="P5"><text:span text:style-name="Source_20_Text">background: #FFF url(</text:span><text:span text:style-name="Source_20_Text"><text:span text:style-name="T5">${c:encodeURL('~./zul/img/grid/text-bg-invalid.gif')}</text:span></text:span><text:span text:style-name="Source_20_Text">) repeat-x 0 0;</text:span></text:p>
            <text:p text:style-name="P5"><text:span text:style-name="Source_20_Text"><text:tab/>border: 1px solid #DD7870;</text:span></text:p>
          </table:table-cell>
        </table:table-row>
      </table:table>
      <text:p text:style-name="Standard"/>
      <text:p text:style-name="Heading_20_4">Customize the bac<text:span text:style-name="T4">kground of Intbox</text:span></text:p>
      <text:p text:style-name="Text_20_body_20_indent_20_2">The way to customize the bac<text:span text:style-name="T4">kground of Intbox</text:span> is change color as follows.</text:p>
      <text:p text:style-name="Text_20_body"><draw:frame draw:style-name="fr3" draw:name="graphics410" text:anchor-type="paragraph" svg:y="0.397cm" svg:width="2.17cm" svg:height="0.727cm" draw:z-index="2"><draw:image xlink:href="../images/custom-intbox.gif" xlink:type="simple" xlink:show="embed" xlink:actuate="onLoad"/></draw:frame></text:p>
      <text:p text:style-name="Code_20_Indent_20_2">.text{</text:p>
      <text:p text:style-name="Code_20_Indent_20_2"><text:tab/>background: gray;</text:p>
      <text:p text:style-name="Code_20_Indent_20_2">}</text:p>
      <text:p text:style-name="Heading_20_4">Customize the constraint<text:span text:style-name="T4"> of Intbox</text:span></text:p>
      <text:p text:style-name="P11">The way to customize the border of Intbox is change color as follows.</text:p>
      <text:p text:style-name="P6"><draw:frame draw:style-name="fr3" draw:name="graphics3" text:anchor-type="paragraph" svg:y="0.397cm" svg:width="2.17cm" svg:height="0.727cm" draw:z-index="4"><draw:image xlink:href="../images/custom-intbox-constraint.gif" xlink:type="simple" xlink:show="embed" xlink:actuate="onLoad"/></draw:frame></text:p>
      <text:p text:style-name="Code_20_Indent_20_2"><text:span text:style-name="Source_20_Text"><text:span text:style-name="T2">.</text:span></text:span><text:span text:style-name="Source_20_Text"><text:span text:style-name="T6">text-invalid</text:span></text:span>{</text:p>
      <text:p text:style-name="Code_20_Indent_20_2"><text:tab/>border: 1px solid black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25T09:34:22</dc:date>
    <dc:language>en-US</dc:language>
    <meta:editing-cycles>18</meta:editing-cycles>
    <meta:editing-duration>PT1H57M51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2" meta:paragraph-count="26" meta:word-count="114" meta:character-count="680"/>
  </office:meta>
</office:document-meta>
</file>